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ThreadSafePoolableComponentHandler.getFromPoo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nThreadSafePoolableComponentHandl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nThreadSafePoolableComponentHandler.doPu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hreadSafePoolableComponentHandler.do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ThreadSafePoolableComponentHandler.getRead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hreadSafePoolableComponentHandle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hreadSafePoolableComponentHandler.putIntoPool( final Object poolab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onThreadSafePoolableComponentHandler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hreadSafePoolableComponentHandler.getHighWater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hreadSafePoolableComponentHandler.do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ThreadSafePoolableComponentHandler.permanentlyRemovePoolable( Object poo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ThreadSafePoolableComponentHandler.NonThreadSafePoolableComponentHandler( final ComponentInfo info , final ComponentFactory factory , final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